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873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1.845cm"/>
    </style:style>
    <style:style style:name="co5" style:family="table-column">
      <style:table-column-properties fo:break-before="auto" style:column-width="12.689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9.666cm"/>
    </style:style>
    <style:style style:name="co8" style:family="table-column">
      <style:table-column-properties fo:break-before="auto" style:column-width="15.739cm"/>
    </style:style>
    <style:style style:name="co9" style:family="table-column">
      <style:table-column-properties fo:break-before="auto" style:column-width="8.878cm"/>
    </style:style>
    <style:style style:name="co10" style:family="table-column">
      <style:table-column-properties fo:break-before="auto" style:column-width="9.285cm"/>
    </style:style>
    <style:style style:name="co11" style:family="table-column">
      <style:table-column-properties fo:break-before="auto" style:column-width="3.186cm"/>
    </style:style>
    <style:style style:name="ro1" style:family="table-row">
      <style:table-row-properties style:row-height="1.695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size="40pt" style:font-size-asian="40pt" style:font-size-complex="40pt"/>
    </style:style>
    <style:style style:name="ce10" style:family="table-cell" style:parent-style-name="Default">
      <style:text-properties fo:font-size="28pt" style:font-size-asian="28pt" style:font-size-complex="28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quirement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9" office:value-type="string" calcext:value-type="string">
            <text:p>controller management</text:p>
          </table:table-cell>
          <table:table-cell/>
          <table:table-cell table:style-name="ce11"/>
          <table:table-cell/>
        </table:table-row>
        <table:table-row table:style-name="ro2">
          <table:table-cell table:number-columns-repeated="3"/>
          <table:table-cell table:style-name="ce10" office:value-type="string" calcext:value-type="string">
            <text:p>liste des exigences</text:p>
          </table:table-cell>
          <table:table-cell/>
          <table:table-cell table:style-name="ce11"/>
          <table:table-cell/>
        </table:table-row>
        <table:table-row table:style-name="ro3">
          <table:table-cell office:value-type="string" calcext:value-type="string">
            <text:p>Itération</text:p>
          </table:table-cell>
          <table:table-cell office:value-type="string" calcext:value-type="string">
            <text:p>Importance</text:p>
          </table:table-cell>
          <table:table-cell office:value-type="string" calcext:value-type="string">
            <text:p>Catégori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table:style-name="ce11" office:value-type="string" calcext:value-type="string">
            <text:p>Description</text:p>
          </table:table-cell>
          <table:table-cell office:value-type="string" calcext:value-type="string">
            <text:p>Démonstration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isation compte de trésore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isation compte des heures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visualtions des indicateurs (frais km notamment)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saisie client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factur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intervention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saisie achat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catego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type de categorie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ud</text:p>
          </table:table-cell>
          <table:table-cell/>
          <table:table-cell office:value-type="string" calcext:value-type="string">
            <text:p>parametrage ville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factur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attestations fiscal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énérer livre des recettes pdf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ailing des derniers clients vu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Traduction adresse humain en coordonnées gp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isie client</text:p>
          </table:table-cell>
          <table:table-cell/>
          <table:table-cell office:value-type="string" calcext:value-type="string">
            <text:p>traduction coordonnées gps en adresse humain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onnexion api urssaf</text:p>
          </table:table-cell>
          <table:table-cell table:number-columns-repeated="2"/>
        </table:table-row>
        <table:table-row table:style-name="ro3">
          <table:table-cell table:number-columns-repeated="4"/>
          <table:table-cell office:value-type="string" calcext:value-type="string">
            <text:p>security</text:p>
          </table:table-cell>
          <table:table-cell office:value-type="string" calcext:value-type="string">
            <text:p>système d’authentification</text:p>
          </table:table-cell>
          <table:table-cell/>
        </table:table-row>
        <table:table-row table:style-name="ro3">
          <table:table-cell table:number-columns-repeated="4"/>
          <table:table-cell office:value-type="string" calcext:value-type="string">
            <text:p>security</text:p>
          </table:table-cell>
          <table:table-cell office:value-type="string" calcext:value-type="string">
            <text:p>gestion de comptes utilisateurs</text:p>
          </table:table-cell>
          <table:table-cell/>
        </table:table-row>
      </table:table>
      <table:table table:name="user_stories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fct</text:p>
          </table:table-cell>
          <table:table-cell office:value-type="string" calcext:value-type="string">
            <text:p>ctx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 nouveau client, une intervention et une factur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 nouveau client et une intervention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 nouveau client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e intervention et une facture d’un client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e intervention chez un client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 achat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e nouvelle méta-donnée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data entry</text:p>
          </table:table-cell>
          <table:table-cell office:value-type="string" calcext:value-type="string">
            <text:p>enregistrer une ville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es comptes de trésorerie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es comptes des indicateurs clefs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a liste des clients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a liste des factures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a liste des interventions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a liste des achats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’authentifier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n’avoir accès qu’aux données autorisées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exporter les données sous format JSON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importer les données d’un fichier sous format JSON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envoyer des mails de « bonne année »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communication</text:p>
          </table:table-cell>
          <table:table-cell office:value-type="string" calcext:value-type="string">
            <text:p>envoyer les attestations fiscales aux clients éligibles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eo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exporter le livre des recettes sous format PDF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data visualization</text:p>
          </table:table-cell>
          <table:table-cell office:value-type="string" calcext:value-type="string">
            <text:p>visualiser le livre des recettes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regulation</text:p>
          </table:table-cell>
          <table:table-cell office:value-type="string" calcext:value-type="string">
            <text:p>respecter la RGPD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  <table:table-row table:style-name="ro3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  <table:table-row table:style-name="ro3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  <table:table-row table:style-name="ro3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ceo</text:p>
          </table:table-cell>
          <table:table-cell table:number-columns-repeated="3"/>
        </table:table-row>
      </table:table>
      <table:table table:name="api_internal" table:style-name="ta1">
        <table:table-column table:style-name="co1" table:number-columns-repeated="4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categorie</text:p>
          </table:table-cell>
        </table:table-row>
      </table:table>
      <table:table table:name="api_external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categorie</text:p>
          </table:table-cell>
          <table:table-cell office:value-type="string" calcext:value-type="string">
            <text:p>exemple</text:p>
          </table:table-cell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apicarto.ign.fr/api/codes-postaux/communes/" xlink:type="simple">https://apicarto.ign.fr/api/codes-postaux/communes/</text:a>{codePostal}</text:p>
          </table:table-cell>
          <table:table-cell/>
          <table:table-cell office:value-type="string" calcext:value-type="string">
            <text:p>suggestion communes</text:p>
          </table:table-cell>
          <table:table-cell/>
          <table:table-cell office:value-type="string" calcext:value-type="string">
            <text:p><text:a xlink:href="https://apicarto.ign.fr/api/codes-postaux/communes/29200" xlink:type="simple">https://apicarto.ign.fr/api/codes-postaux/communes/29200</text:a></text:p>
          </table:table-cell>
          <table:table-cell table:style-name="ce12" office:value-type="string" calcext:value-type="string">
            <text:p>[</text:p>
            <text:p>    {</text:p>
            <text:p>        "codePostal": "29200",</text:p>
            <text:p>        "codeCommune": "29019",</text:p>
            <text:p>        "nomCommune": "Brest",</text:p>
            <text:p>        "libelleAcheminement": "BREST"</text:p>
            <text:p>    }</text:p>
            <text:p>]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6"/>
        </table:table-row>
      </table:table>
      <table:table table:name="poc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spécifications</text:p>
          </table:table-cell>
          <table:table-cell office:value-type="string" calcext:value-type="string">
            <text:p>réalisation</text:p>
          </table:table-cell>
          <table:table-cell office:value-type="string" calcext:value-type="string">
            <text:p>test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ormulaire commune avec autocomplétion</text:p>
          </table:table-cell>
          <table:table-cell office:value-type="string" calcext:value-type="string">
            <text:p>autocomplétion à a partir de 3 caractères</text:p>
            <text:p>10 suggestions max, par priorité : departement puis region</text:p>
            <text:p>Insensible casse et non alpha</text:p>
            <text:p/>
          </table:table-cell>
          <table:table-cell office:value-type="string" calcext:value-type="string">
            <text:p>front angular</text:p>
            <text:p>Back spring boot</text:p>
            <text:p>Db postgres</text:p>
          </table:table-cell>
          <table:table-cell office:value-type="string" calcext:value-type="string">
            <text:p>liste suggstions villes des &gt; 3 caracteres saisies</text:p>
            <text:p>Info ville selectinné</text:p>
            <text:p>Sauvegarde commune selectionné dans db lors validation appui bouto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formulaire saisie localisation client et determination coordonnées gps</text:p>
          </table:table-cell>
          <table:table-cell/>
          <table:table-cell office:value-type="string" calcext:value-type="string">
            <text:p>front angular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determination adresse client par positinnement marqueur sur carte osm</text:p>
          </table:table-cell>
          <table:table-cell/>
          <table:table-cell office:value-type="string" calcext:value-type="string">
            <text:p>front angular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3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4"/>
        </table:table-row>
      </table:table>
      <table:table table:name="Sheet5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requirements.A3:requirements.G2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7T19:03:46.248000000</dc:date>
    <meta:editing-duration>PT1H52M7S</meta:editing-duration>
    <meta:editing-cycles>63</meta:editing-cycles>
    <meta:generator>LibreOffice/7.3.4.2$Windows_X86_64 LibreOffice_project/728fec16bd5f605073805c3c9e7c4212a0120dc5</meta:generator>
    <meta:document-statistic meta:table-count="6" meta:cell-count="236" meta:object-count="0"/>
  </office:meta>
</office:document-meta>
</file>